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T1" style:family="text">
      <style:text-properties officeooo:rsid="0001f56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fore beginning this project, I read that the naive implementation of an LRU replacement policy (using a linked list that you pop the end off of when you need to add a new element and move a node to the front of on a cache hit) has an access time on the order of O(n).</text:p>
      <text:p text:style-name="P1">Similarly, I read an article on geeksforgeeks.org (which I can no longer seem to find) that mentioned that adding and using a hash map to speed up access time could reduce access time to closer to O(1). I thought that would be an interesting claim to test.</text:p>
      <text:p text:style-name="P1"/>
      <text:p text:style-name="P1">To this end, I implemented both a Naive LRU replacement policy and an LRU policy similar to the one listed here (https://www.geeksforgeeks.org/lru-cache-implementation/) and ran some tests on each. Tests were run as follows:</text:p>
      <text:p text:style-name="P1"/>
      <text:p text:style-name="P1">For testing purposes, I implemented my caches to simply store integers, but converting to store actual pages of data or page addresses should not drastically affect performance. Caches were limited to one of two sizes - a reasonably, but not trivially, small 100 entries, and a much larger 10000 entries. Randomly generated integers were used to test the caches.</text:p>
      <text:p text:style-name="P1">For each cache size, I attempted to get results from differing percentages of cache hits; to do this, I tested each cache against accesses from a pool of integers 1.25 times the size of the cache (expecting mostly cache hits), a pool of integers 50 times the size of the cache (expecting mostly cache misses), and a pool 2.5 times the size of the cache (expecting around half cache hits, give or take about 10%). I assumed these groupings of potential accesses would give a good idea of how the cache performs under varied access conditions.</text:p>
      <text:p text:style-name="P1">For each set of cache/access pools, I also ran tests with a variable number of accesses. For the smaller caches, I tested on sets of 500 accesses to sets of 50000000 accesses, with a test at each order of magnitude in between. For the larger caches, I ran tests on the same benchmarks, excluding the tests where there would be fewer accesses than the size of the cache (I felt that it didn't make sense to test a cache removal policy when the cache would be sufficiently large to never have to remove a value).</text:p>
      <text:p text:style-name="P1">Lastly, I ran 5 trials of each of the above tests <text:span text:style-name="T1">so I could average out results and get a better idea of general performance</text:span>.</text:p>
      <text:p text:style-name="P1"/>
      <text:p text:style-name="P1">Let's start by discussing average total runtimes. Below is a table of the average run times of all test cases for the 100 entry cach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12-19T17:09:40.348000000</dc:date>
    <meta:editing-duration>PT1H45M52S</meta:editing-duration>
    <meta:editing-cycles>1</meta:editing-cycles>
    <meta:document-statistic meta:table-count="0" meta:image-count="0" meta:object-count="0" meta:page-count="1" meta:paragraph-count="8" meta:word-count="435" meta:character-count="2422" meta:non-whitespace-character-count="1995"/>
  </office:meta>
</office:document-meta>
</file>